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normal" fo:font-family="Arial" style:font-family-asian="Arial" style:font-family-complex="Arial" fo:background-color="transparent" fo:color="#80808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9.00pt" fo:font-weight="normal" fo:font-family="Arial" style:font-family-asian="Arial" style:font-family-complex="Arial" fo:background-color="transparent" fo:color="#646464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normal" fo:font-family="Arial" style:font-family-asian="Arial" style:font-family-complex="Arial" fo:background-color="transparent" fo:color="#808080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8.00pt" fo:font-weight="normal" fo:font-family="Arial" style:font-family-asian="Arial" style:font-family-complex="Arial" fo:background-color="transparent" fo:color="#707070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9.00pt" fo:font-weight="bold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normal" fo:font-family="Arial" style:font-family-asian="Arial" style:font-family-complex="Arial" fo:background-color="transparent" fo:color="#808080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23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25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27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29" style:family="text">
      <style:text-properties fo:font-size="10.00pt" fo:font-weight="bold" fo:font-family="'Arial, sans-serif'" style:font-family-asian="'Arial, sans-serif'" style:font-family-complex="'Arial, sans-serif'" fo:background-color="transparent" style:use-window-font-color="true"/>
    </style:style>
    <style:style style:name="T30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31" style:family="text">
      <style:text-properties fo:font-size="10.00pt" fo:font-weight="bold" fo:font-family="'Arial, sans-serif'" style:font-family-asian="'Arial, sans-serif'" style:font-family-complex="'Arial, sans-serif'" fo:background-color="transparent" style:use-window-font-color="true"/>
    </style:style>
    <style:style style:name="T32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33" style:family="text">
      <style:text-properties fo:font-size="10.00pt" fo:font-weight="bold" fo:font-family="'Arial, sans-serif'" style:font-family-asian="'Arial, sans-serif'" style:font-family-complex="'Arial, sans-serif'" fo:background-color="transparent" style:use-window-font-color="true"/>
    </style:style>
    <style:style style:name="T34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37" style:family="text">
      <style:text-properties fo:font-size="9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38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>
        <style:tab-stops>
          <style:tab-stop style:position="489.05pt"/>
        </style:tab-stops>
      </style:paragraph-properties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righ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>
        <style:tab-stops>
          <style:tab-stop style:position="489.05pt"/>
        </style:tab-stops>
      </style:paragraph-properties>
    </style:style>
    <style:style style:name="P6" style:family="paragraph">
      <style:paragraph-properties fo:line-height="100.00%" fo:text-align="left">
        <style:tab-stops>
          <style:tab-stop style:position="256.50pt"/>
          <style:tab-stop style:position="3289.65pt" style:type="center"/>
        </style:tab-stops>
      </style:paragraph-properties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right"/>
    </style:style>
    <style:style style:name="P9" style:family="paragraph">
      <style:paragraph-properties fo:line-height="100.00%" fo:text-align="left">
        <style:tab-stops>
          <style:tab-stop style:position="256.50pt"/>
          <style:tab-stop style:position="3289.65pt" style:type="center"/>
        </style:tab-stops>
      </style:paragraph-properties>
    </style:style>
    <style:style style:name="P10" style:family="paragraph">
      <style:paragraph-properties fo:line-height="100.00%" fo:text-align="left">
        <style:tab-stops>
          <style:tab-stop style:position="489.05pt"/>
        </style:tab-stops>
      </style:paragraph-properties>
    </style:style>
    <style:style style:name="P11" style:family="paragraph">
      <style:paragraph-properties fo:line-height="100.00%" fo:text-align="left" fo:margin-top="12.00pt" fo:margin-bottom="6.00pt"/>
    </style:style>
    <style:style style:name="P12" style:family="paragraph">
      <style:paragraph-properties fo:line-height="100.00%" fo:text-align="left">
        <style:tab-stops>
          <style:tab-stop style:position="489.05pt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>
        <style:tab-stops>
          <style:tab-stop style:position="489.05pt"/>
        </style:tab-stops>
      </style:paragraph-properties>
    </style:style>
    <style:style style:name="P15" style:family="paragraph">
      <style:paragraph-properties fo:line-height="100.00%" fo:text-align="left" fo:margin-top="12.00pt" fo:margin-bottom="6.00pt"/>
    </style:style>
    <style:style style:name="P16" style:family="paragraph">
      <style:paragraph-properties fo:line-height="100.00%" fo:text-align="left">
        <style:tab-stops>
          <style:tab-stop style:position="489.05pt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>
        <style:tab-stops>
          <style:tab-stop style:position="489.05pt"/>
        </style:tab-stops>
      </style:paragraph-properties>
    </style:style>
    <style:style style:name="P19" style:family="paragraph">
      <style:paragraph-properties fo:line-height="100.00%" fo:text-align="left">
        <style:tab-stops>
          <style:tab-stop style:position="78.00pt"/>
          <style:tab-stop style:position="3289.65pt" style:type="center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>
        <style:tab-stops>
          <style:tab-stop style:position="78.00pt"/>
          <style:tab-stop style:position="3289.65pt" style:type="center"/>
        </style:tab-stops>
      </style:paragraph-properties>
    </style:style>
    <style:style style:name="P22" style:family="paragraph">
      <style:paragraph-properties fo:line-height="100.00%" fo:text-align="left">
        <style:tab-stops>
          <style:tab-stop style:position="489.05pt"/>
        </style:tab-stops>
      </style:paragraph-properties>
    </style:style>
    <style:style style:name="P23" style:family="paragraph">
      <style:paragraph-properties fo:line-height="100.00%" fo:text-align="left" fo:margin-top="12.00pt" fo:margin-bottom="6.00pt"/>
    </style:style>
    <style:style style:name="P24" style:family="paragraph">
      <style:paragraph-properties fo:line-height="100.00%" fo:text-align="left">
        <style:tab-stops>
          <style:tab-stop style:position="489.05pt"/>
        </style:tab-stops>
      </style:paragraph-properties>
    </style:style>
    <style:style style:name="P25" style:family="paragraph">
      <style:paragraph-properties fo:line-height="100.00%" fo:text-align="left"/>
    </style:style>
    <style:style style:name="TableColumn0100" style:family="table-column">
      <style:table-column-properties style:column-width="1.083333in"/>
    </style:style>
    <style:style style:name="TableColumn0101" style:family="table-column">
      <style:table-column-properties style:column-width="2.479167in"/>
    </style:style>
    <style:style style:name="TableColumn0102" style:family="table-column">
      <style:table-column-properties style:column-width="3.229861in"/>
    </style:style>
    <style:style style:name="Table01" style:family="table">
      <style:table-properties style:width="6.792361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10001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100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0101" style:family="table-row">
      <style:table-row-properties style:min-row-height="1.400000in"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10101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10102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10201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102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10301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103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10401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104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10501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105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106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106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0107" style:family="table-row">
      <style:table-row-properties/>
    </style:style>
    <style:style style:name="TableCell0107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10701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107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</office:automatic-styles>
  <office:body>
    <office:text>
      <table:table table:style-name="Table01">
        <table:table-column table:style-name="TableColumn0100"/>
        <table:table-column table:style-name="TableColumn0101"/>
        <table:table-column table:style-name="TableColumn0102"/>
        <table:table-row table:style-name="TableRow0100">
          <table:table-cell table:style-name="TableCell010000" table:number-columns-spanned="3">
            <text:p text:style-name="P2"><text:span text:style-name="T2">Бурдужа Сергей Васильевич</text:span></text:p>
            <text:p text:style-name="P3"><text:span text:style-name="T3"/></text:p>
            <text:p text:style-name="P4"><text:span text:style-name="T3"/></text:p>
          </table:table-cell>
          <table:covered-table-cell/>
          <table:covered-table-cell/>
        </table:table-row>
        <table:table-row table:style-name="TableRow0101">
          <table:table-cell table:style-name="TableCell010100" table:number-columns-spanned="2">
            <text:p text:style-name="P7"><text:span text:style-name="T4">Желаемая должность:</text:span><text:span text:style-name="T5">верстальщик</text:span><text:span text:style-name="T6"/></text:p>
          </table:table-cell>
          <table:covered-table-cell/>
          <table:table-cell table:style-name="TableCell010102">
            <text:p text:style-name="P8"><draw:frame text:anchor-type="as-char" svg:width="34.13mm" svg:height="35.45mm" style:rel-width="scale" style:rel-height="scale"><draw:object-ole xlink:href="OleObj1"/><draw:image xlink:href="ObjectReplacements/OleObj1"/></draw:frame><text:span text:style-name="T6"/></text:p>
          </table:table-cell>
        </table:table-row>
        <table:table-row table:style-name="TableRow0102">
          <table:table-cell table:style-name="TableCell010200" table:number-columns-spanned="3">
            <text:p text:style-name="P11"><text:span text:style-name="T7">Ключевыенавыкии знания</text:span><text:span text:style-name="T8"/></text:p>
          </table:table-cell>
          <table:covered-table-cell/>
          <table:covered-table-cell/>
        </table:table-row>
        <table:table-row table:style-name="TableRow0103">
          <table:table-cell table:style-name="TableCell010300" table:number-columns-spanned="3">
            <text:p text:style-name="P13"><text:span text:style-name="T9">Навыки HTML5 / CSS3 / LESS / SASS / JavaScript / Bootstrap / Photoshop/ Illustrator и др.</text:span><text:span text:style-name="T10"/></text:p>
          </table:table-cell>
          <table:covered-table-cell/>
          <table:covered-table-cell/>
        </table:table-row>
        <table:table-row table:style-name="TableRow0104">
          <table:table-cell table:style-name="TableCell010400" table:number-columns-spanned="3">
            <text:p text:style-name="P15"><text:span text:style-name="T11">Образование</text:span><text:span text:style-name="T12"/></text:p>
          </table:table-cell>
          <table:covered-table-cell/>
          <table:covered-table-cell/>
        </table:table-row>
        <table:table-row table:style-name="TableRow0105">
          <table:table-cell table:style-name="TableCell010500" table:number-columns-spanned="3">
            <text:p text:style-name="P17"><text:span text:style-name="T13">Среднее</text:span><text:span text:style-name="T14"/></text:p>
          </table:table-cell>
          <table:covered-table-cell/>
          <table:covered-table-cell/>
        </table:table-row>
        <table:table-row table:style-name="TableRow0106">
          <table:table-cell table:style-name="TableCell010600">
            <text:p text:style-name="P20"><text:span text:style-name="T15">1999</text:span><text:span text:style-name="T16"/></text:p>
          </table:table-cell>
          <table:table-cell table:style-name="TableCell010601" table:number-columns-spanned="2">
            <text:p text:style-name="P20"><text:span text:style-name="T17">Кишинев средняя школа 19</text:span><text:span text:style-name="T18"/></text:p>
          </table:table-cell>
          <table:covered-table-cell/>
        </table:table-row>
        <table:table-row table:style-name="TableRow0107">
          <table:table-cell table:style-name="TableCell010700" table:number-columns-spanned="3">
            <text:p text:style-name="P23"><text:span text:style-name="T19">Дополнительная информация</text:span><text:span text:style-name="T20"/></text:p>
          </table:table-cell>
          <table:covered-table-cell/>
          <table:covered-table-cell/>
        </table:table-row>
      </table:table>
      <text:p text:style-name="P25"><text:span text:style-name="T21">В течении трех лет занимался самообразованием. Начинал с фотошопа, немного ретушировал, создавал коллажи.<text:s text:c="2"/>Потом, случайно наткнулся на курс по верстке. После первого урока понял, что это мое. </text:span></text:p>
      <text:p text:style-name="P25"><text:span text:style-name="T21">После того как освоил несколько курсов по верстке, сверстал пару десятков примитивных, фиксированных сайтов. </text:span></text:p>
      <text:p text:style-name="P25"><text:span text:style-name="T21">Далее стал изучать бутстрап, адаптивную верстку. Позже познакомился с предпроцессорами less и sass, и понял, что с помощью них верстать становится интереснее. </text:span></text:p>
      <text:p text:style-name="P25"><text:span text:style-name="T21">Потом стал изучать gulp<text:s/></text:span><text:span text:style-name="T22">—</text:span><text:span text:style-name="T23"><text:s/></text:span><text:span text:style-name="T24">это освободило меня от дополнительной рутиной работы. </text:span></text:p>
      <text:p text:style-name="P25"><text:span text:style-name="T24">После того, как хорошо освоил верстку, стал изучать javascript, jquery. Не сказать что гуру, но в скриптах разбираюсь неплохо.</text:span></text:p>
      <text:p text:style-name="P25"><text:span text:style-name="T24">И в коне мне стало интересно, а что же дальше? Передо мной стал выбор изучить php или node.js, так как php легче и на нем написано немало cms систем и фреймворков, я начал изучать его. </text:span></text:p>
      <text:p text:style-name="P25"><text:span text:style-name="T24">После того как научился работать с базами данных стал изучать wordpress. Натянул на него несколько сайтов. </text:span></text:p>
      <text:p text:style-name="P25"><text:span text:style-name="T24">Далее, стал интересоваться объектно-ориентированным программированием php, шаблоном MVC, а позднее и фреймворком Yii2. Тут мне пришлось остановиться и выбрать одно направление. Просто я сначала поставил перед собой целью пройтись по всем веткам вебразработки и понять как все между собой связанно.</text:span></text:p>
      <text:p text:style-name="P25"><text:span text:style-name="T24">Владею слепым методом печати, что ускоряет работу.</text:span></text:p>
      <text:p text:style-name="P25"><text:span text:style-name="T24">В моем долгом процессе обучения я понял, что на виндовс далеко не уедешь и стал изучать линукс, а точнее<text:s/></text:span><text:span text:style-name="T25">—</text:span><text:span text:style-name="T26"><text:s/>ubuntu,<text:s/></text:span><text:span text:style-name="T27">на котором работаю около года. Это моя основная операционная система.</text:span></text:p>
      <text:p text:style-name="P25"><text:span text:style-name="T27">Пробовал взять закакзы на фрилансе, но без опыта это трудно сделать. </text:span></text:p>
      <text:p text:style-name="P25"><text:span text:style-name="T27">Я очень целеустремленный человек, ставлю перед собой задачи и добиваюсь их. </text:span></text:p>
      <text:p text:style-name="P25"><text:span text:style-name="T28">Почему мы должны тебя нанять.</text:span><text:span text:style-name="T29"><text:line-break/></text:span><text:span text:style-name="T30">Потому, что мой жизненый путь идет через вашу кантору.</text:span><text:span text:style-name="T31"><text:line-break/></text:span><text:span text:style-name="T32">Потому, что то что у вас есть, это то что мне больше всего по жизни надо.</text:span><text:span text:style-name="T33"><text:line-break/></text:span><text:span text:style-name="T34">Чем больше вы можете мне помочь, тем больше вы сможете от меня ожидать.</text:span></text:p>
      <text:p text:style-name="P25"><text:span text:style-name="T35"/></text:p>
      <text:p text:style-name="P25"><text:span text:style-name="T36">Вот ссылка на портфолио<text:s/></text:span><text:a xlink:href="https://seriiserii825.github.io/Portfolio/build/"><text:span text:style-name="T37">https://seriiserii825.github.io/Portfolio/build/</text:span></text:a><text:span text:style-name="T38"/></text:p>
      <text:p text:style-name="P25"><text:span text:style-name="T39"/></text:p>
      <text:p text:style-name="P25"><text:span text:style-name="T40">Буду рад работать с Вами.</text:span></text:p>
      <text:p text:style-name="P25"><text:span text:style-name="T4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